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fo:language="de" fo:country="DE" officeooo:paragraph-rsid="000e0dec" style:font-size-asian="10pt" style:font-size-complex="10pt"/>
    </style:style>
    <style:style style:name="P2" style:family="paragraph" style:parent-style-name="Standard">
      <style:text-properties style:font-name="Courier New" fo:font-size="10pt" fo:language="de" fo:country="DE" officeooo:rsid="000e0dec" officeooo:paragraph-rsid="000e1d19" style:font-size-asian="10pt" style:font-size-complex="10pt"/>
    </style:style>
    <style:style style:name="P3" style:family="paragraph" style:parent-style-name="Standard">
      <style:text-properties style:font-name="Courier New" fo:font-size="10pt" fo:language="de" fo:country="DE" officeooo:rsid="000e1d19" officeooo:paragraph-rsid="000e1d19" style:font-size-asian="10pt" style:font-size-complex="10pt"/>
    </style:style>
    <style:style style:name="P4" style:family="paragraph" style:parent-style-name="Standard">
      <style:text-properties style:font-name="Courier New" fo:font-size="10pt" fo:language="de" fo:country="DE" fo:font-weight="bold" officeooo:paragraph-rsid="000e0dec" style:font-size-asian="10pt" style:font-weight-asian="bold" style:font-size-complex="10pt" style:font-weight-complex="bold"/>
    </style:style>
    <style:style style:name="T1" style:family="text">
      <style:text-properties style:text-position="0% 100%" officeooo:rsid="000f778d"/>
    </style:style>
    <style:style style:name="T2" style:family="text">
      <style:text-properties fo:font-style="italic" style:font-style-asian="italic"/>
    </style:style>
    <style:style style:name="T3" style:family="text">
      <style:text-properties officeooo:rsid="000e1d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/></text:p>
      <text:p text:style-name="P4">White, S. a. (2004). Introduction to BPMN. <text:span text:style-name="T2">BPTrends</text:span>, 1–11. </text:p>
      <text:p text:style-name="P1"/>
      <text:p text:style-name="P2">Dieser ist eine Einführung in die Business Process Model and Notation Spezifikationssprache. </text:p>
      <text:p text:style-name="P2">Es werden die grundlegende grafischen Elemente der Diagramme erläutert, sowie verschiedene Anwendungsgebiete, zu denen <text:span text:style-name="T3">kollaborative (öffentliche) Business2Business Prozesse und interne (private) Business Prozesse zählen</text:span>. <text:span text:style-name="T3">Auch wird der Mehrwert von BPMN herausgestellt.</text:span></text:p>
      <text:p text:style-name="P3">Dieser Artikel mag veraltet sein, da sich dieser auf BPMN v.1.0 bezieht und inzwischen Version 2.0 veröffentlicht worden ist, bietet dieser aber einen guten Einstieg in diese Spezifikationssprache.</text:p>
      <text:p text:style-name="P3">Aufgrund dessen wird der Artikel für die Ausarbeitung herangezogen.</text:p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8T20:16:53.723000000</meta:creation-date>
    <dc:date>2016-05-18T20:48:49.118000000</dc:date>
    <meta:editing-duration>PT15M45S</meta:editing-duration>
    <meta:editing-cycles>1</meta:editing-cycles>
    <meta:document-statistic meta:table-count="0" meta:image-count="0" meta:object-count="0" meta:page-count="1" meta:paragraph-count="5" meta:word-count="90" meta:character-count="685" meta:non-whitespace-character-count="599"/>
    <meta:generator>LibreOffice/5.0.6.3$Windows_x86 LibreOffice_project/490fc03b25318460cfc54456516ea2519c11d1aa</meta:generator>
  </office:meta>
</office:document-meta>
</file>